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fo:border="0.035cm solid #000000" fo:padding-bottom="0.035cm" fo:padding-left="0.035cm" fo:padding-right="0.499cm" fo:padding-top="0.035cm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35cm solid #000000" fo:padding="0.035cm"/>
      <style:paragraph-properties fo:text-align="center" fo:margin-left="0cm"/>
    </style:style>
    <style:style style:name="ce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fo:border="0.035cm solid #000000" fo:padding-bottom="0.035cm" fo:padding-left="0.035cm" fo:padding-right="0.499cm" fo:padding-top="0.035cm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1"/>
    </style:style>
  </office:automatic-styles>
  <office:body>
    <office:spreadsheet>
      <table:table table:name="Duty Cy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ntikiMAC / Contiki OS <text:span text:style-name="T1">(Channel Check Interval = 32 Hz)</text:span>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table:number-columns-spanned="4" table:number-rows-spanned="1">
            <text:p>INTERVALLE D'<text:span text:style-name="T2">É</text:span>MISSION DES TRAMES</text:p>
          </table:table-cell>
          <table:covered-table-cell table:style-name="ce5"/>
          <table:covered-table-cell table:style-name="ce5"/>
          <table:covered-table-cell table:style-name="ce5"/>
          <table:table-cell/>
        </table:table-row>
        <table:table-row table:style-name="ro1">
          <table:table-cell/>
          <table:table-cell table:style-name="ce3"/>
          <table:table-cell table:style-name="ce2" office:value-type="string">
            <text:p>1500 ms</text:p>
          </table:table-cell>
          <table:table-cell table:style-name="ce2" office:value-type="string">
            <text:p>1000 ms</text:p>
          </table:table-cell>
          <table:table-cell table:style-name="ce2" office:value-type="string">
            <text:p>500 ms</text:p>
          </table:table-cell>
          <table:table-cell/>
        </table:table-row>
        <table:table-row table:style-name="ro1">
          <table:table-cell/>
          <table:table-cell table:style-name="ce4" office:value-type="string">
            <text:p>ROUTEUR</text:p>
          </table:table-cell>
          <table:table-cell table:style-name="ce6" table:number-columns-spanned="3" table:number-rows-spanned="1"/>
          <table:covered-table-cell table:style-name="ce6"/>
          <table:covered-table-cell table:style-name="ce6"/>
          <table:table-cell/>
        </table:table-row>
        <table:table-row table:style-name="ro1">
          <table:table-cell/>
          <table:table-cell table:style-name="ce3" office:value-type="string">
            <text:p>Activité radio</text:p>
          </table:table-cell>
          <table:table-cell table:style-name="ce7" office:value-type="percentage" office:value="0.1277">
            <text:p>12,77%</text:p>
          </table:table-cell>
          <table:table-cell table:style-name="ce7" office:value-type="percentage" office:value="0.1785">
            <text:p>17,85%</text:p>
          </table:table-cell>
          <table:table-cell table:style-name="ce7" office:value-type="percentage" office:value="0.3113">
            <text:p>31,13%</text:p>
          </table:table-cell>
          <table:table-cell/>
        </table:table-row>
        <table:table-row table:style-name="ro1">
          <table:table-cell/>
          <table:table-cell table:style-name="ce3" office:value-type="string">
            <text:p>TX efficace</text:p>
          </table:table-cell>
          <table:table-cell table:style-name="ce7" office:value-type="percentage" office:value="0.0264">
            <text:p>2,64%</text:p>
          </table:table-cell>
          <table:table-cell table:style-name="ce7" office:value-type="percentage" office:value="0.04">
            <text:p>4,00%</text:p>
          </table:table-cell>
          <table:table-cell table:style-name="ce7" office:value-type="percentage" office:value="0.0688">
            <text:p>6,88%</text:p>
          </table:table-cell>
          <table:table-cell/>
        </table:table-row>
        <table:table-row table:style-name="ro1">
          <table:table-cell/>
          <table:table-cell table:style-name="ce3" office:value-type="string">
            <text:p>RX efficace</text:p>
          </table:table-cell>
          <table:table-cell table:style-name="ce7" office:value-type="percentage" office:value="0.0278">
            <text:p>2,78%</text:p>
          </table:table-cell>
          <table:table-cell table:style-name="ce7" office:value-type="percentage" office:value="0.0418">
            <text:p>4,18%</text:p>
          </table:table-cell>
          <table:table-cell table:style-name="ce7" office:value-type="percentage" office:value="0.0824">
            <text:p>8,24%</text:p>
          </table:table-cell>
          <table:table-cell/>
        </table:table-row>
        <table:table-row table:style-name="ro1">
          <table:table-cell/>
          <table:table-cell table:style-name="ce3" office:value-type="string">
            <text:p>Interférences</text:p>
          </table:table-cell>
          <table:table-cell table:style-name="ce7" office:value-type="percentage" office:value="0.0016">
            <text:p>0,16%</text:p>
          </table:table-cell>
          <table:table-cell table:style-name="ce7" office:value-type="percentage" office:value="0.004">
            <text:p>0,40%</text:p>
          </table:table-cell>
          <table:table-cell table:style-name="ce7" office:value-type="percentage" office:value="0.0264">
            <text:p>2,64%</text:p>
          </table:table-cell>
          <table:table-cell/>
        </table:table-row>
        <table:table-row table:style-name="ro3">
          <table:table-cell/>
          <table:table-cell table:style-name="ce4" office:value-type="string">
            <text:p>N<text:span text:style-name="T2">Œ</text:span>UDS-FEUILLES (moyenne)</text:p>
          </table:table-cell>
          <table:table-cell table:style-name="ce8" table:number-columns-spanned="3" table:number-rows-spanned="1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table-cell table:style-name="ce3" office:value-type="string">
            <text:p>Activité radio</text:p>
          </table:table-cell>
          <table:table-cell table:style-name="ce7" office:value-type="percentage" office:value="0.0561">
            <text:p>5,61%</text:p>
          </table:table-cell>
          <table:table-cell table:style-name="ce7" office:value-type="percentage" office:value="0.0745">
            <text:p>7,45%</text:p>
          </table:table-cell>
          <table:table-cell table:style-name="ce7" office:value-type="percentage" office:value="0.1427">
            <text:p>14,27%</text:p>
          </table:table-cell>
          <table:table-cell/>
        </table:table-row>
        <table:table-row table:style-name="ro1">
          <table:table-cell/>
          <table:table-cell table:style-name="ce3" office:value-type="string">
            <text:p>TX efficace</text:p>
          </table:table-cell>
          <table:table-cell table:style-name="ce7" office:value-type="percentage" office:value="0.009">
            <text:p>0,90%</text:p>
          </table:table-cell>
          <table:table-cell table:style-name="ce7" office:value-type="percentage" office:value="0.0148">
            <text:p>1,48%</text:p>
          </table:table-cell>
          <table:table-cell table:style-name="ce7" office:value-type="percentage" office:value="0.0389">
            <text:p>3,89%</text:p>
          </table:table-cell>
          <table:table-cell/>
        </table:table-row>
        <table:table-row table:style-name="ro1">
          <table:table-cell/>
          <table:table-cell table:style-name="ce3" office:value-type="string">
            <text:p>RX efficace</text:p>
          </table:table-cell>
          <table:table-cell table:style-name="ce7" office:value-type="percentage" office:value="0.0066">
            <text:p>0,66%</text:p>
          </table:table-cell>
          <table:table-cell table:style-name="ce7" office:value-type="percentage" office:value="0.0103">
            <text:p>1,03%</text:p>
          </table:table-cell>
          <table:table-cell table:style-name="ce7" office:value-type="percentage" office:value="0.0196">
            <text:p>1,96%</text:p>
          </table:table-cell>
          <table:table-cell/>
        </table:table-row>
        <table:table-row table:style-name="ro1">
          <table:table-cell/>
          <table:table-cell table:style-name="ce3" office:value-type="string">
            <text:p>Interférences</text:p>
          </table:table-cell>
          <table:table-cell table:style-name="ce7" office:value-type="percentage" office:value="0.0011">
            <text:p>0,11%</text:p>
          </table:table-cell>
          <table:table-cell table:style-name="ce7" office:value-type="percentage" office:value="0.0021">
            <text:p>0,21%</text:p>
          </table:table-cell>
          <table:table-cell table:style-name="ce7" office:value-type="percentage" office:value="0.0113">
            <text:p>1,13%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 office:value-type="string">
            <text:p>S-CoSenS / RIOT OS <text:span text:style-name="T1">(durée de subframe = 31 ms)</text:span>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table:number-columns-spanned="4" table:number-rows-spanned="1">
            <text:p>INTERVALLE D'<text:span text:style-name="T2">É</text:span>MISSION DES TRAMES</text:p>
          </table:table-cell>
          <table:covered-table-cell table:style-name="ce5"/>
          <table:covered-table-cell table:style-name="ce5"/>
          <table:covered-table-cell table:style-name="ce5"/>
          <table:table-cell/>
        </table:table-row>
        <table:table-row table:style-name="ro1">
          <table:table-cell/>
          <table:table-cell table:style-name="ce3"/>
          <table:table-cell table:style-name="ce2" office:value-type="string">
            <text:p>1500 ms</text:p>
          </table:table-cell>
          <table:table-cell table:style-name="ce2" office:value-type="string">
            <text:p>1000 ms</text:p>
          </table:table-cell>
          <table:table-cell table:style-name="ce2" office:value-type="string">
            <text:p>500 ms</text:p>
          </table:table-cell>
          <table:table-cell/>
        </table:table-row>
        <table:table-row table:style-name="ro1">
          <table:table-cell/>
          <table:table-cell table:style-name="ce4" office:value-type="string">
            <text:p>ROUTEUR</text:p>
          </table:table-cell>
          <table:table-cell table:style-name="ce6" table:number-columns-spanned="3" table:number-rows-spanned="1"/>
          <table:covered-table-cell table:style-name="ce6"/>
          <table:covered-table-cell table:style-name="ce6"/>
          <table:table-cell/>
        </table:table-row>
        <table:table-row table:style-name="ro1">
          <table:table-cell/>
          <table:table-cell table:style-name="ce3" office:value-type="string">
            <text:p>Activité radio</text:p>
          </table:table-cell>
          <table:table-cell table:style-name="ce7" office:value-type="percentage" office:value="0.6622">
            <text:p>66,22%</text:p>
          </table:table-cell>
          <table:table-cell table:style-name="ce7" office:value-type="percentage" office:value="0.6756">
            <text:p>67,56%</text:p>
          </table:table-cell>
          <table:table-cell table:style-name="ce7" office:value-type="percentage" office:value="0.6791">
            <text:p>67,91%</text:p>
          </table:table-cell>
          <table:table-cell/>
        </table:table-row>
        <table:table-row table:style-name="ro1">
          <table:table-cell/>
          <table:table-cell table:style-name="ce3" office:value-type="string">
            <text:p>TX efficace</text:p>
          </table:table-cell>
          <table:table-cell table:style-name="ce7" office:value-type="percentage" office:value="0.0496">
            <text:p>4,96%</text:p>
          </table:table-cell>
          <table:table-cell table:style-name="ce7" office:value-type="percentage" office:value="0.0548">
            <text:p>5,48%</text:p>
          </table:table-cell>
          <table:table-cell table:style-name="ce7" office:value-type="percentage" office:value="0.0843">
            <text:p>8,43%</text:p>
          </table:table-cell>
          <table:table-cell/>
        </table:table-row>
        <table:table-row table:style-name="ro1">
          <table:table-cell/>
          <table:table-cell table:style-name="ce3" office:value-type="string">
            <text:p>RX efficace</text:p>
          </table:table-cell>
          <table:table-cell table:style-name="ce7" office:value-type="percentage" office:value="0.0384">
            <text:p>3,84%</text:p>
          </table:table-cell>
          <table:table-cell table:style-name="ce7" office:value-type="percentage" office:value="0.0443">
            <text:p>4,43%</text:p>
          </table:table-cell>
          <table:table-cell table:style-name="ce7" office:value-type="percentage" office:value="0.089">
            <text:p>8,90%</text:p>
          </table:table-cell>
          <table:table-cell/>
        </table:table-row>
        <table:table-row table:style-name="ro1">
          <table:table-cell/>
          <table:table-cell table:style-name="ce3" office:value-type="string">
            <text:p>Interférences</text:p>
          </table:table-cell>
          <table:table-cell table:style-name="ce7" office:value-type="percentage" office:value="0.0104">
            <text:p>1,04%</text:p>
          </table:table-cell>
          <table:table-cell table:style-name="ce7" office:value-type="percentage" office:value="0.0148">
            <text:p>1,48%</text:p>
          </table:table-cell>
          <table:table-cell table:style-name="ce7" office:value-type="percentage" office:value="0.0839">
            <text:p>8,39%</text:p>
          </table:table-cell>
          <table:table-cell/>
        </table:table-row>
        <table:table-row table:style-name="ro3">
          <table:table-cell/>
          <table:table-cell table:style-name="ce4" office:value-type="string">
            <text:p>N<text:span text:style-name="T2">Œ</text:span>UDS-FEUILLES (moyenne)</text:p>
          </table:table-cell>
          <table:table-cell table:style-name="ce8" table:number-columns-spanned="3" table:number-rows-spanned="1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table-cell table:style-name="ce3" office:value-type="string">
            <text:p>Activité radio</text:p>
          </table:table-cell>
          <table:table-cell table:style-name="ce7" office:value-type="percentage" office:value="0.0615">
            <text:p>6,15%</text:p>
          </table:table-cell>
          <table:table-cell table:style-name="ce7" office:value-type="percentage" office:value="0.0768">
            <text:p>7,68%</text:p>
          </table:table-cell>
          <table:table-cell table:style-name="ce7" office:value-type="percentage" office:value="0.4004">
            <text:p>40,04%</text:p>
          </table:table-cell>
          <table:table-cell/>
        </table:table-row>
        <table:table-row table:style-name="ro1">
          <table:table-cell/>
          <table:table-cell table:style-name="ce3" office:value-type="string">
            <text:p>TX efficace</text:p>
          </table:table-cell>
          <table:table-cell table:style-name="ce7" office:value-type="percentage" office:value="0.0058">
            <text:p>0,58%</text:p>
          </table:table-cell>
          <table:table-cell table:style-name="ce7" office:value-type="percentage" office:value="0.007">
            <text:p>0,70%</text:p>
          </table:table-cell>
          <table:table-cell table:style-name="ce7" office:value-type="percentage" office:value="0.0264">
            <text:p>2,64%</text:p>
          </table:table-cell>
          <table:table-cell/>
        </table:table-row>
        <table:table-row table:style-name="ro1">
          <table:table-cell/>
          <table:table-cell table:style-name="ce3" office:value-type="string">
            <text:p>RX efficace</text:p>
          </table:table-cell>
          <table:table-cell table:style-name="ce7" office:value-type="percentage" office:value="0.0068">
            <text:p>0,68%</text:p>
          </table:table-cell>
          <table:table-cell table:style-name="ce7" office:value-type="percentage" office:value="0.0093">
            <text:p>0,93%</text:p>
          </table:table-cell>
          <table:table-cell table:style-name="ce7" office:value-type="percentage" office:value="0.0708">
            <text:p>7,08%</text:p>
          </table:table-cell>
          <table:table-cell/>
        </table:table-row>
        <table:table-row table:style-name="ro1">
          <table:table-cell/>
          <table:table-cell table:style-name="ce3" office:value-type="string">
            <text:p>Interférences</text:p>
          </table:table-cell>
          <table:table-cell table:style-name="ce7" office:value-type="percentage" office:value="0.0016">
            <text:p>0,16%</text:p>
          </table:table-cell>
          <table:table-cell table:style-name="ce7" office:value-type="percentage" office:value="0.0022">
            <text:p>0,22%</text:p>
          </table:table-cell>
          <table:table-cell table:style-name="ce7" office:value-type="percentage" office:value="0.0398">
            <text:p>3,98%</text:p>
          </table:table-cell>
          <table:table-cell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Duty Cycles'.J60" table:end-x="2.221cm" table:end-y="0.02cm" draw:z-index="0" draw:style-name="gr1" svg:width="9cm" svg:height="6cm" svg:x="2.254cm" svg:y="0.023cm">
              <draw:object draw:notify-on-update-of-ranges="'Duty Cycles'.C52:'Duty Cycles'.E52 'Duty Cycles'.B53:'Duty Cycles'.B53 'Duty Cycles'.C53:'Duty Cycles'.E53 'Duty Cycles'.B54:'Duty Cycles'.B54 'Duty Cycles'.C54:'Duty Cycles'.E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ACTIVITE RADIO ROUTEU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500 ms</text:p>
          </table:table-cell>
          <table:table-cell office:value-type="string">
            <text:p>1000 ms</text:p>
          </table:table-cell>
          <table:table-cell office:value-type="string">
            <text:p>500 ms</text:p>
          </table:table-cell>
          <table:table-cell/>
        </table:table-row>
        <table:table-row table:style-name="ro1">
          <table:table-cell/>
          <table:table-cell office:value-type="string">
            <text:p>ContikiMAC</text:p>
          </table:table-cell>
          <table:table-cell table:style-name="ce9" office:value-type="percentage" office:value="0.1277">
            <text:p>12,77%</text:p>
          </table:table-cell>
          <table:table-cell table:style-name="ce9" office:value-type="percentage" office:value="0.1785">
            <text:p>17,85%</text:p>
          </table:table-cell>
          <table:table-cell table:style-name="ce9" office:value-type="percentage" office:value="0.3113">
            <text:p>31,13%</text:p>
          </table:table-cell>
          <table:table-cell/>
        </table:table-row>
        <table:table-row table:style-name="ro1">
          <table:table-cell/>
          <table:table-cell office:value-type="string">
            <text:p>S-CoSenS</text:p>
          </table:table-cell>
          <table:table-cell table:style-name="ce9" office:value-type="percentage" office:value="0.6622">
            <text:p>66,22%</text:p>
          </table:table-cell>
          <table:table-cell table:style-name="ce9" office:value-type="percentage" office:value="0.6756">
            <text:p>67,56%</text:p>
          </table:table-cell>
          <table:table-cell table:style-name="ce9" office:value-type="percentage" office:value="0.6791">
            <text:p>67,91%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3">
          <table:table-cell/>
          <table:table-cell office:value-type="string">
            <text:p>ACTIVITE RADIO N<text:span text:style-name="T2">Œ</text:span>UDS-FEUIL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500 ms</text:p>
          </table:table-cell>
          <table:table-cell office:value-type="string">
            <text:p>1000 ms</text:p>
          </table:table-cell>
          <table:table-cell office:value-type="string">
            <text:p>500 ms</text:p>
          </table:table-cell>
          <table:table-cell/>
        </table:table-row>
        <table:table-row table:style-name="ro1">
          <table:table-cell/>
          <table:table-cell office:value-type="string">
            <text:p>ContikiMAC</text:p>
          </table:table-cell>
          <table:table-cell table:style-name="ce9" office:value-type="percentage" office:value="0.0561">
            <text:p>5,61%</text:p>
          </table:table-cell>
          <table:table-cell table:style-name="ce9" office:value-type="percentage" office:value="0.0745">
            <text:p>7,45%</text:p>
          </table:table-cell>
          <table:table-cell table:style-name="ce9" office:value-type="percentage" office:value="0.1427">
            <text:p>14,27%</text:p>
          </table:table-cell>
          <table:table-cell/>
        </table:table-row>
        <table:table-row table:style-name="ro1">
          <table:table-cell/>
          <table:table-cell office:value-type="string">
            <text:p>S-CoSenS</text:p>
          </table:table-cell>
          <table:table-cell table:style-name="ce9" office:value-type="percentage" office:value="0.0615">
            <text:p>6,15%</text:p>
          </table:table-cell>
          <table:table-cell table:style-name="ce9" office:value-type="percentage" office:value="0.0768">
            <text:p>7,68%</text:p>
          </table:table-cell>
          <table:table-cell table:style-name="ce9" office:value-type="percentage" office:value="0.4004">
            <text:p>40,04%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'Duty Cycles'.J79" table:end-x="2.221cm" table:end-y="0.362cm" draw:z-index="1" draw:style-name="gr1" svg:width="9cm" svg:height="6cm" svg:x="2.254cm" svg:y="0.365cm">
              <draw:object draw:notify-on-update-of-ranges="'Duty Cycles'.C62:'Duty Cycles'.E62 'Duty Cycles'.B63:'Duty Cycles'.B63 'Duty Cycles'.C63:'Duty Cycles'.E63 'Duty Cycles'.B64:'Duty Cycles'.B64 'Duty Cycles'.C64:'Duty Cycles'.E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avec Phase Loc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S-CoSenS / RIOT OS <text:span text:style-name="T1">(durée de subframe = 31 ms)</text:span>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table:number-columns-spanned="4" table:number-rows-spanned="1">
            <text:p>INTERVALLE D'<text:span text:style-name="T2">É</text:span>MISSION DES TRAMES</text:p>
          </table:table-cell>
          <table:covered-table-cell table:style-name="ce5"/>
          <table:covered-table-cell table:style-name="ce5"/>
          <table:covered-table-cell table:style-name="ce5"/>
          <table:table-cell/>
        </table:table-row>
        <table:table-row table:style-name="ro1">
          <table:table-cell/>
          <table:table-cell table:style-name="ce3"/>
          <table:table-cell table:style-name="ce2" office:value-type="string">
            <text:p>1500 ms</text:p>
          </table:table-cell>
          <table:table-cell table:style-name="ce2" office:value-type="string">
            <text:p>1000 ms</text:p>
          </table:table-cell>
          <table:table-cell table:style-name="ce2" office:value-type="string">
            <text:p>500 ms</text:p>
          </table:table-cell>
          <table:table-cell/>
        </table:table-row>
        <table:table-row table:style-name="ro3">
          <table:table-cell/>
          <table:table-cell table:style-name="ce4" office:value-type="string">
            <text:p>N<text:span text:style-name="T2">Œ</text:span>UDS-FEUILLES (moyenne)</text:p>
          </table:table-cell>
          <table:table-cell table:style-name="ce8" table:number-columns-spanned="3" table:number-rows-spanned="1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table-cell table:style-name="ce3" office:value-type="string">
            <text:p>Activité radio (standard)</text:p>
          </table:table-cell>
          <table:table-cell table:style-name="ce7" office:value-type="percentage" office:value="0.0615">
            <text:p>6,15%</text:p>
          </table:table-cell>
          <table:table-cell table:style-name="ce7" office:value-type="percentage" office:value="0.0768">
            <text:p>7,68%</text:p>
          </table:table-cell>
          <table:table-cell table:style-name="ce7" office:value-type="percentage" office:value="0.4004">
            <text:p>40,04%</text:p>
          </table:table-cell>
          <table:table-cell/>
        </table:table-row>
        <table:table-row table:style-name="ro1">
          <table:table-cell/>
          <table:table-cell table:style-name="ce3" office:value-type="string">
            <text:p>Activité radio (avec "phase lock")</text:p>
          </table:table-cell>
          <table:table-cell table:style-name="ce7" office:value-type="percentage" office:value="0.0576">
            <text:p>5,76%</text:p>
          </table:table-cell>
          <table:table-cell table:style-name="ce7" office:value-type="percentage" office:value="0.0703">
            <text:p>7,03%</text:p>
          </table:table-cell>
          <table:table-cell table:style-name="ce7" office:value-type="percentage" office:value="0.399">
            <text:p>39,90%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 office:value-type="string">
            <text:p>ContikiMAC / Contiki OS <text:span text:style-name="T1">(Channel Check Interval = 8 Hz)</text:span>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table:number-columns-spanned="4" table:number-rows-spanned="1">
            <text:p>INTERVALLE D'<text:span text:style-name="T2">É</text:span>MISSION DES TRAMES</text:p>
          </table:table-cell>
          <table:covered-table-cell table:style-name="ce5"/>
          <table:covered-table-cell table:style-name="ce5"/>
          <table:covered-table-cell table:style-name="ce5"/>
          <table:table-cell/>
        </table:table-row>
        <table:table-row table:style-name="ro1">
          <table:table-cell/>
          <table:table-cell table:style-name="ce3"/>
          <table:table-cell table:style-name="ce2" office:value-type="string">
            <text:p>1500 ms</text:p>
          </table:table-cell>
          <table:table-cell table:style-name="ce2" office:value-type="string">
            <text:p>1000 ms</text:p>
          </table:table-cell>
          <table:table-cell table:style-name="ce2" office:value-type="string">
            <text:p>500 ms</text:p>
          </table:table-cell>
          <table:table-cell/>
        </table:table-row>
        <table:table-row table:style-name="ro3">
          <table:table-cell/>
          <table:table-cell table:style-name="ce4" office:value-type="string">
            <text:p>N<text:span text:style-name="T2">Œ</text:span>UDS-FEUILLES (moyenne)</text:p>
          </table:table-cell>
          <table:table-cell table:style-name="ce8" table:number-columns-spanned="3" table:number-rows-spanned="1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table-cell table:style-name="ce3" office:value-type="string">
            <text:p>Activité radio</text:p>
          </table:table-cell>
          <table:table-cell table:style-name="ce7" office:value-type="percentage" office:value="0.0338">
            <text:p>3,38%</text:p>
          </table:table-cell>
          <table:table-cell table:style-name="ce7" office:value-type="percentage" office:value="0.0387">
            <text:p>3,87%</text:p>
          </table:table-cell>
          <table:table-cell table:style-name="ce7" office:value-type="percentage" office:value="0.0479">
            <text:p>4,79%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table:style-name="ce1" office:value-type="string">
            <text:p>S-CoSenS / RIOT OS <text:span text:style-name="T1">(durée de subframe = 125 ms)</text:span>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table:number-columns-spanned="4" table:number-rows-spanned="1">
            <text:p>INTERVALLE D'<text:span text:style-name="T2">É</text:span>MISSION DES TRAMES</text:p>
          </table:table-cell>
          <table:covered-table-cell table:style-name="ce5"/>
          <table:covered-table-cell table:style-name="ce5"/>
          <table:covered-table-cell table:style-name="ce5"/>
          <table:table-cell/>
        </table:table-row>
        <table:table-row table:style-name="ro1">
          <table:table-cell/>
          <table:table-cell table:style-name="ce3"/>
          <table:table-cell table:style-name="ce2" office:value-type="string">
            <text:p>1500 ms</text:p>
          </table:table-cell>
          <table:table-cell table:style-name="ce2" office:value-type="string">
            <text:p>1000 ms</text:p>
          </table:table-cell>
          <table:table-cell table:style-name="ce2" office:value-type="string">
            <text:p>500 ms</text:p>
          </table:table-cell>
          <table:table-cell/>
        </table:table-row>
        <table:table-row table:style-name="ro3">
          <table:table-cell/>
          <table:table-cell table:style-name="ce4" office:value-type="string">
            <text:p>N<text:span text:style-name="T2">Œ</text:span>UDS-FEUILLES (moyenne)</text:p>
          </table:table-cell>
          <table:table-cell table:style-name="ce8" table:number-columns-spanned="3" table:number-rows-spanned="1"/>
          <table:covered-table-cell table:style-name="ce10"/>
          <table:covered-table-cell table:style-name="ce10"/>
          <table:table-cell/>
        </table:table-row>
        <table:table-row table:style-name="ro1">
          <table:table-cell/>
          <table:table-cell table:style-name="ce3" office:value-type="string">
            <text:p>Activité radio (standard)</text:p>
          </table:table-cell>
          <table:table-cell table:style-name="ce7" office:value-type="percentage" office:value="0.0902">
            <text:p>9,02%</text:p>
          </table:table-cell>
          <table:table-cell table:style-name="ce7" office:value-type="percentage" office:value="0.1145">
            <text:p>11,45%</text:p>
          </table:table-cell>
          <table:table-cell table:style-name="ce7" office:value-type="percentage" office:value="0.2737">
            <text:p>27,37%</text:p>
          </table:table-cell>
          <table:table-cell/>
        </table:table-row>
        <table:table-row table:style-name="ro1">
          <table:table-cell/>
          <table:table-cell table:style-name="ce3" office:value-type="string">
            <text:p>Activité radio (avec "phase lock")</text:p>
          </table:table-cell>
          <table:table-cell table:style-name="ce7" office:value-type="percentage" office:value="0.0461">
            <text:p>4,61%</text:p>
          </table:table-cell>
          <table:table-cell table:style-name="ce7" office:value-type="percentage" office:value="0.0582">
            <text:p>5,82%</text:p>
          </table:table-cell>
          <table:table-cell table:style-name="ce7" office:value-type="percentage" office:value="0.1726">
            <text:p>17,26%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avec Phase Lock'.O51" table:end-x="2.23cm" table:end-y="0.288cm" draw:z-index="0" draw:style-name="gr1" svg:width="22cm" svg:height="5.5cm" svg:x="0.554cm" svg:y="0.362cm">
              <draw:object draw:notify-on-update-of-ranges="'avec Phase Lock'.C52:'avec Phase Lock'.E52 'avec Phase Lock'.B53:'avec Phase Lock'.B53 'avec Phase Lock'.C53:'avec Phase Lock'.E53 'avec Phase Lock'.B54:'avec Phase Lock'.B54 'avec Phase Lock'.C54:'avec Phase Lock'.E5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>
            <text:p>durée de subframe = 31 ms (moyenne noeuds-feuilles)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1500 ms</text:p>
          </table:table-cell>
          <table:table-cell office:value-type="string">
            <text:p>1000 ms</text:p>
          </table:table-cell>
          <table:table-cell office:value-type="string">
            <text:p>500 ms</text:p>
          </table:table-cell>
          <table:table-cell/>
        </table:table-row>
        <table:table-row table:style-name="ro1">
          <table:table-cell/>
          <table:table-cell office:value-type="string">
            <text:p>S-CoSenS (standard)</text:p>
          </table:table-cell>
          <table:table-cell table:style-name="ce9" office:value-type="percentage" office:value="0.0615">
            <text:p>6,15%</text:p>
          </table:table-cell>
          <table:table-cell table:style-name="ce9" office:value-type="percentage" office:value="0.0768">
            <text:p>7,68%</text:p>
          </table:table-cell>
          <table:table-cell table:style-name="ce9" office:value-type="percentage" office:value="0.4004">
            <text:p>40,04%</text:p>
          </table:table-cell>
          <table:table-cell/>
        </table:table-row>
        <table:table-row table:style-name="ro1">
          <table:table-cell/>
          <table:table-cell office:value-type="string">
            <text:p>S-CoSenS (avec "phase lock")</text:p>
          </table:table-cell>
          <table:table-cell table:style-name="ce9" office:value-type="percentage" office:value="0.0576">
            <text:p>5,76%</text:p>
          </table:table-cell>
          <table:table-cell table:style-name="ce9" office:value-type="percentage" office:value="0.0703">
            <text:p>7,03%</text:p>
          </table:table-cell>
          <table:table-cell table:style-name="ce9" office:value-type="percentage" office:value="0.399">
            <text:p>39,90%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avec Phase Lock'.O71" table:end-x="2.23cm" table:end-y="0.212cm" draw:z-index="1" draw:style-name="gr1" svg:width="22cm" svg:height="5.5cm" svg:x="0.554cm" svg:y="0.286cm">
              <draw:object draw:notify-on-update-of-ranges="'avec Phase Lock'.C62:'avec Phase Lock'.E62 'avec Phase Lock'.B63:'avec Phase Lock'.B63 'avec Phase Lock'.C63:'avec Phase Lock'.E63 'avec Phase Lock'.B64:'avec Phase Lock'.B64 'avec Phase Lock'.C64:'avec Phase Lock'.E64 'avec Phase Lock'.B65:'avec Phase Lock'.B65 'avec Phase Lock'.C65:'avec Phase Lock'.E6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durée de subframe = 125 ms / CCI = 8 Hz (moyenne noeuds-feuilles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/>
          <table:table-cell table:style-name="ce9" office:value-type="string">
            <text:p>1500 ms</text:p>
          </table:table-cell>
          <table:table-cell table:style-name="ce9" office:value-type="string">
            <text:p>1000 ms</text:p>
          </table:table-cell>
          <table:table-cell table:style-name="ce9" office:value-type="string">
            <text:p>500 ms</text:p>
          </table:table-cell>
          <table:table-cell/>
        </table:table-row>
        <table:table-row table:style-name="ro1">
          <table:table-cell/>
          <table:table-cell table:style-name="ce9" office:value-type="string">
            <text:p>ContikiMAC (avec "phase lock")</text:p>
          </table:table-cell>
          <table:table-cell table:style-name="ce9" office:value-type="percentage" office:value="0.0338">
            <text:p>3,38%</text:p>
          </table:table-cell>
          <table:table-cell table:style-name="ce9" office:value-type="percentage" office:value="0.0387">
            <text:p>3,87%</text:p>
          </table:table-cell>
          <table:table-cell table:style-name="ce9" office:value-type="percentage" office:value="0.0479">
            <text:p>4,79%</text:p>
          </table:table-cell>
          <table:table-cell/>
        </table:table-row>
        <table:table-row table:style-name="ro1">
          <table:table-cell/>
          <table:table-cell table:style-name="ce9" office:value-type="string">
            <text:p>S-CoSenS (standard)</text:p>
          </table:table-cell>
          <table:table-cell table:style-name="ce9" office:value-type="percentage" office:value="0.0902">
            <text:p>9,02%</text:p>
          </table:table-cell>
          <table:table-cell table:style-name="ce9" office:value-type="percentage" office:value="0.1145">
            <text:p>11,45%</text:p>
          </table:table-cell>
          <table:table-cell table:style-name="ce9" office:value-type="percentage" office:value="0.2737">
            <text:p>27,37%</text:p>
          </table:table-cell>
          <table:table-cell/>
        </table:table-row>
        <table:table-row table:style-name="ro1">
          <table:table-cell/>
          <table:table-cell table:style-name="ce9" office:value-type="string">
            <text:p>S-CoSenS (avec "phase lock")</text:p>
          </table:table-cell>
          <table:table-cell table:style-name="ce9" office:value-type="percentage" office:value="0.0461">
            <text:p>4,61%</text:p>
          </table:table-cell>
          <table:table-cell table:style-name="ce9" office:value-type="percentage" office:value="0.0582">
            <text:p>5,82%</text:p>
          </table:table-cell>
          <table:table-cell table:style-name="ce9" office:value-type="percentage" office:value="0.1726">
            <text:p>17,26%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/05/2016</text:date>, <text:time>12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évin Roussel</meta:initial-creator>
    <meta:creation-date>2016-04-02T14:24:36</meta:creation-date>
    <dc:date>2016-05-10T12:30:20</dc:date>
    <dc:creator>Kévin Roussel</dc:creator>
    <meta:editing-duration>PT02H11M06S</meta:editing-duration>
    <meta:editing-cycles>17</meta:editing-cycles>
    <meta:generator>OpenOffice.org/3.2$Unix OpenOffice.org_project/320m12$Build-9483</meta:generator>
    <meta:document-statistic meta:table-count="2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" style:font-family-generic="roman" fo:font-size="8pt" style:font-size-asian="8pt" style:font-size-complex="8pt"/>
    </style:style>
    <style:style style:name="ch5" style:family="chart">
      <style:chart-properties style:rotation-angle="0"/>
      <style:text-properties fo:font-family="'Times New Roman'" style:font-style-name="Normal" style:font-family-generic="roman"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family="'Times New Roman'" style:font-style-name="Normal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fill-color="#004586"/>
      <style:text-properties fo:font-size="6pt" style:font-size-asian="6pt" style:font-size-complex="6pt"/>
    </style:style>
    <style:style style:name="ch10" style:family="chart" style:data-style-name="N1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6.001cm" xlink:href=".." chart:class="chart:bar" chart:style-name="ch1">
        <chart:legend chart:legend-position="end" svg:x="3.509cm" svg:y="0.333cm" chart:style-name="ch2"/>
        <chart:plot-area chart:style-name="ch3" table:cell-range-address="'Duty Cycles'.B52:'Duty Cycles'.E54" chart:data-source-has-labels="both" svg:x="0.097cm" svg:y="1.51cm" svg:width="8.256cm" svg:height="4.353cm">
          <chart:axis chart:dimension="x" chart:name="primary-x" chart:style-name="ch4">
            <chart:title svg:x="3.049cm" svg:y="5.38cm" chart:style-name="ch5">
              <text:p>Packet Arrival Interval</text:p>
            </chart:title>
            <chart:categories table:cell-range-address="'Duty Cycles'.C52:'Duty Cycles'.E52"/>
          </chart:axis>
          <chart:axis chart:dimension="y" chart:name="primary-y" chart:style-name="ch6">
            <chart:title svg:x="0.118cm" svg:y="4.276cm" chart:style-name="ch7">
              <text:p>"Duty Cycle"</text:p>
            </chart:title>
            <chart:grid chart:style-name="ch8" chart:class="major"/>
          </chart:axis>
          <chart:series chart:style-name="ch9" chart:values-cell-range-address="'Duty Cycles'.C53:'Duty Cycles'.E53" chart:label-cell-address="'Duty Cycles'.B53:'Duty Cycles'.B53" chart:class="chart:bar">
            <chart:data-point chart:repeated="3"/>
          </chart:series>
          <chart:series chart:style-name="ch10" chart:values-cell-range-address="'Duty Cycles'.C54:'Duty Cycles'.E54" chart:label-cell-address="'Duty Cycles'.B54:'Duty Cycles'.B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uty Cycles'.C52:'Duty Cycles'.E52">1500 ms</text:p>
              </table:table-cell>
              <table:table-cell office:value-type="string">
                <text:p>1000 ms</text:p>
              </table:table-cell>
              <table:table-cell office:value-type="string">
                <text:p>500 ms</text:p>
              </table:table-cell>
            </table:table-row>
          </table:table-header-rows>
          <table:table-rows>
            <table:table-row>
              <table:table-cell office:value-type="string">
                <text:p text:id="'Duty Cycles'.B53:'Duty Cycles'.B53">ContikiMAC</text:p>
              </table:table-cell>
              <table:table-cell office:value-type="float" office:value="0.1277">
                <text:p text:id="'Duty Cycles'.C53:'Duty Cycles'.E53">0.1277</text:p>
              </table:table-cell>
              <table:table-cell office:value-type="float" office:value="0.1785">
                <text:p>0.1785</text:p>
              </table:table-cell>
              <table:table-cell office:value-type="float" office:value="0.3113">
                <text:p>0.3113</text:p>
              </table:table-cell>
            </table:table-row>
            <table:table-row>
              <table:table-cell office:value-type="string">
                <text:p text:id="'Duty Cycles'.B54:'Duty Cycles'.B54">S-CoSenS</text:p>
              </table:table-cell>
              <table:table-cell office:value-type="float" office:value="0.6622">
                <text:p text:id="'Duty Cycles'.C54:'Duty Cycles'.E54">0.6622</text:p>
              </table:table-cell>
              <table:table-cell office:value-type="float" office:value="0.6756">
                <text:p>0.6756</text:p>
              </table:table-cell>
              <table:table-cell office:value-type="float" office:value="0.6791">
                <text:p>0.6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" style:font-family-generic="roman" fo:font-size="8pt" style:font-size-asian="8pt" style:font-size-complex="8pt"/>
    </style:style>
    <style:style style:name="ch5" style:family="chart">
      <style:chart-properties style:rotation-angle="0"/>
      <style:text-properties fo:font-family="'Times New Roman'" style:font-style-name="Normal" style:font-family-generic="roman"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0.5" chart:interval-major="0.05" chart:reverse-direction="false" text:line-break="false" chart:link-data-style-to-source="false" chart:axis-position="1"/>
      <style:graphic-properties svg:stroke-color="#b3b3b3"/>
      <style:text-properties fo:font-family="'Times New Roman'" style:font-style-name="Normal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fill-color="#004586"/>
      <style:text-properties fo:font-size="6pt" style:font-size-asian="6pt" style:font-size-complex="6pt"/>
    </style:style>
    <style:style style:name="ch10" style:family="chart" style:data-style-name="N1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6.001cm" xlink:href=".." chart:class="chart:bar" chart:style-name="ch1">
        <chart:legend chart:legend-position="end" svg:x="3.459cm" svg:y="0.397cm" chart:style-name="ch2"/>
        <chart:plot-area chart:style-name="ch3" table:cell-range-address="'Duty Cycles'.B62:'Duty Cycles'.E64" chart:data-source-has-labels="both" svg:x="0.153cm" svg:y="1.423cm" svg:width="8.118cm" svg:height="4.453cm">
          <chart:axis chart:dimension="x" chart:name="primary-x" chart:style-name="ch4">
            <chart:title svg:x="3.069cm" svg:y="5.381cm" chart:style-name="ch5">
              <text:p>Packet Arrival Interval</text:p>
            </chart:title>
            <chart:categories table:cell-range-address="'Duty Cycles'.C62:'Duty Cycles'.E62"/>
          </chart:axis>
          <chart:axis chart:dimension="y" chart:name="primary-y" chart:style-name="ch6">
            <chart:title svg:x="0.174cm" svg:y="4.239cm" chart:style-name="ch7">
              <text:p>"Duty Cycle"</text:p>
            </chart:title>
            <chart:grid chart:style-name="ch8" chart:class="major"/>
          </chart:axis>
          <chart:series chart:style-name="ch9" chart:values-cell-range-address="'Duty Cycles'.C63:'Duty Cycles'.E63" chart:label-cell-address="'Duty Cycles'.B63:'Duty Cycles'.B63" chart:class="chart:bar">
            <chart:data-point chart:repeated="3"/>
          </chart:series>
          <chart:series chart:style-name="ch10" chart:values-cell-range-address="'Duty Cycles'.C64:'Duty Cycles'.E64" chart:label-cell-address="'Duty Cycles'.B64:'Duty Cycles'.B6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uty Cycles'.C62:'Duty Cycles'.E62">1500 ms</text:p>
              </table:table-cell>
              <table:table-cell office:value-type="string">
                <text:p>1000 ms</text:p>
              </table:table-cell>
              <table:table-cell office:value-type="string">
                <text:p>500 ms</text:p>
              </table:table-cell>
            </table:table-row>
          </table:table-header-rows>
          <table:table-rows>
            <table:table-row>
              <table:table-cell office:value-type="string">
                <text:p text:id="'Duty Cycles'.B63:'Duty Cycles'.B63">ContikiMAC</text:p>
              </table:table-cell>
              <table:table-cell office:value-type="float" office:value="0.0561">
                <text:p text:id="'Duty Cycles'.C63:'Duty Cycles'.E63">0.0561</text:p>
              </table:table-cell>
              <table:table-cell office:value-type="float" office:value="0.0745">
                <text:p>0.0745</text:p>
              </table:table-cell>
              <table:table-cell office:value-type="float" office:value="0.1427">
                <text:p>0.1427</text:p>
              </table:table-cell>
            </table:table-row>
            <table:table-row>
              <table:table-cell office:value-type="string">
                <text:p text:id="'Duty Cycles'.B64:'Duty Cycles'.B64">S-CoSenS</text:p>
              </table:table-cell>
              <table:table-cell office:value-type="float" office:value="0.0615">
                <text:p text:id="'Duty Cycles'.C64:'Duty Cycles'.E64">0.0615</text:p>
              </table:table-cell>
              <table:table-cell office:value-type="float" office:value="0.0768">
                <text:p>0.0768</text:p>
              </table:table-cell>
              <table:table-cell office:value-type="float" office:value="0.4004">
                <text:p>0.4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" style:font-family-generic="roman" fo:font-size="9pt" style:font-size-asian="8pt" style:font-size-complex="8pt"/>
    </style:style>
    <style:style style:name="ch5" style:family="chart">
      <style:chart-properties style:rotation-angle="0"/>
      <style:text-properties fo:font-family="'Times New Roman'" style:font-style-name="Normal" style:font-family-generic="roman"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0.5" chart:interval-major="0.05" chart:reverse-direction="false" text:line-break="false" chart:link-data-style-to-source="false" chart:axis-position="0"/>
      <style:graphic-properties svg:stroke-color="#b3b3b3"/>
      <style:text-properties fo:font-family="'Times New Roman'" style:font-style-name="Normal" style:font-family-generic="roman" fo:font-size="9pt" style:font-size-asian="8pt" style:font-size-complex="8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fill-color="#ff420e"/>
      <style:text-properties fo:font-size="6pt" style:font-size-asian="6pt" style:font-size-complex="6pt"/>
    </style:style>
    <style:style style:name="ch10" style:family="chart" style:data-style-name="N1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01cm" svg:height="5.501cm" xlink:href=".." chart:class="chart:bar" chart:style-name="ch1">
        <chart:legend chart:legend-position="end" svg:x="16.277cm" svg:y="2.137cm" chart:style-name="ch2"/>
        <chart:plot-area chart:style-name="ch3" table:cell-range-address="'avec Phase Lock'.B52:'avec Phase Lock'.E54" chart:data-source-has-labels="both" svg:x="0.351cm" svg:y="0.466cm" svg:width="15.653cm" svg:height="4.857cm">
          <chart:axis chart:dimension="x" chart:name="primary-x" chart:style-name="ch4">
            <chart:title svg:x="8.412cm" svg:y="5.012cm" chart:style-name="ch5">
              <text:p>Packet Arrival Interval</text:p>
            </chart:title>
            <chart:categories table:cell-range-address="'avec Phase Lock'.C52:'avec Phase Lock'.E52"/>
          </chart:axis>
          <chart:axis chart:dimension="y" chart:name="primary-y" chart:style-name="ch6">
            <chart:title svg:x="0.112cm" svg:y="3.614cm" chart:style-name="ch7">
              <text:p>"Duty Cycles"</text:p>
            </chart:title>
            <chart:grid chart:style-name="ch8" chart:class="major"/>
          </chart:axis>
          <chart:series chart:style-name="ch9" chart:values-cell-range-address="'avec Phase Lock'.C53:'avec Phase Lock'.E53" chart:label-cell-address="'avec Phase Lock'.B53:'avec Phase Lock'.B53" chart:class="chart:bar">
            <chart:data-point chart:repeated="3"/>
          </chart:series>
          <chart:series chart:style-name="ch10" chart:values-cell-range-address="'avec Phase Lock'.C54:'avec Phase Lock'.E54" chart:label-cell-address="'avec Phase Lock'.B54:'avec Phase Lock'.B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vec Phase Lock'.C52:'avec Phase Lock'.E52">1500 ms</text:p>
              </table:table-cell>
              <table:table-cell office:value-type="string">
                <text:p>1000 ms</text:p>
              </table:table-cell>
              <table:table-cell office:value-type="string">
                <text:p>500 ms</text:p>
              </table:table-cell>
            </table:table-row>
          </table:table-header-rows>
          <table:table-rows>
            <table:table-row>
              <table:table-cell office:value-type="string">
                <text:p text:id="'avec Phase Lock'.B53:'avec Phase Lock'.B53">S-CoSenS (standard)</text:p>
              </table:table-cell>
              <table:table-cell office:value-type="float" office:value="0.0615">
                <text:p text:id="'avec Phase Lock'.C53:'avec Phase Lock'.E53">0.0615</text:p>
              </table:table-cell>
              <table:table-cell office:value-type="float" office:value="0.0768">
                <text:p>0.0768</text:p>
              </table:table-cell>
              <table:table-cell office:value-type="float" office:value="0.4004">
                <text:p>0.4004</text:p>
              </table:table-cell>
            </table:table-row>
            <table:table-row>
              <table:table-cell office:value-type="string">
                <text:p text:id="'avec Phase Lock'.B54:'avec Phase Lock'.B54">S-CoSenS (avec "phase lock")</text:p>
              </table:table-cell>
              <table:table-cell office:value-type="float" office:value="0.0576">
                <text:p text:id="'avec Phase Lock'.C54:'avec Phase Lock'.E54">0.0576</text:p>
              </table:table-cell>
              <table:table-cell office:value-type="float" office:value="0.0703">
                <text:p>0.0703</text:p>
              </table:table-cell>
              <table:table-cell office:value-type="float" office:value="0.399">
                <text:p>0.3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" style:font-family-generic="roman" fo:font-size="9pt" style:font-size-asian="8pt" style:font-size-complex="8pt"/>
    </style:style>
    <style:style style:name="ch5" style:family="chart">
      <style:chart-properties style:rotation-angle="0"/>
      <style:text-properties fo:font-family="'Times New Roman'" style:font-style-name="Normal" style:font-family-generic="roman" fo:font-size="10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" style:font-family-generic="roman" fo:font-size="9pt" style:font-size-asian="8pt" style:font-size-complex="8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graphic-properties draw:fill-color="#004586"/>
      <style:text-properties fo:font-size="6pt" style:font-size-asian="6pt" style:font-size-complex="6pt"/>
    </style:style>
    <style:style style:name="ch10" style:family="chart" style:data-style-name="N10">
      <style:graphic-properties draw:fill-color="#ff420e"/>
      <style:text-properties fo:font-size="6pt" style:font-size-asian="6pt" style:font-size-complex="6pt"/>
    </style:style>
    <style:style style:name="ch11" style:family="chart" style:data-style-name="N1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01cm" svg:height="5.501cm" xlink:href=".." chart:class="chart:bar" chart:style-name="ch1">
        <chart:legend chart:legend-position="end" svg:x="16.294cm" svg:y="1.56cm" chart:style-name="ch2"/>
        <chart:plot-area chart:style-name="ch3" table:cell-range-address="'avec Phase Lock'.B62:'avec Phase Lock'.E65" chart:data-source-has-labels="both" svg:x="0.504cm" svg:y="0.445cm" svg:width="15.488cm" svg:height="4.881cm">
          <chart:axis chart:dimension="x" chart:name="primary-x" chart:style-name="ch4">
            <chart:title svg:x="6.55cm" svg:y="4.97cm" chart:style-name="ch5">
              <text:p>Packet Arrival Interval</text:p>
            </chart:title>
            <chart:categories table:cell-range-address="'avec Phase Lock'.C62:'avec Phase Lock'.E62"/>
          </chart:axis>
          <chart:axis chart:dimension="y" chart:name="primary-y" chart:style-name="ch6">
            <chart:title svg:x="0.265cm" svg:y="3.605cm" chart:style-name="ch7">
              <text:p>"Duty Cycles"</text:p>
            </chart:title>
            <chart:grid chart:style-name="ch8" chart:class="major"/>
          </chart:axis>
          <chart:series chart:style-name="ch9" chart:values-cell-range-address="'avec Phase Lock'.C63:'avec Phase Lock'.E63" chart:label-cell-address="'avec Phase Lock'.B63:'avec Phase Lock'.B63" chart:class="chart:bar">
            <chart:data-point chart:repeated="3"/>
          </chart:series>
          <chart:series chart:style-name="ch10" chart:values-cell-range-address="'avec Phase Lock'.C64:'avec Phase Lock'.E64" chart:label-cell-address="'avec Phase Lock'.B64:'avec Phase Lock'.B64" chart:class="chart:bar">
            <chart:data-point chart:repeated="3"/>
          </chart:series>
          <chart:series chart:style-name="ch11" chart:values-cell-range-address="'avec Phase Lock'.C65:'avec Phase Lock'.E65" chart:label-cell-address="'avec Phase Lock'.B65:'avec Phase Lock'.B6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vec Phase Lock'.C62:'avec Phase Lock'.E62">1500 ms</text:p>
              </table:table-cell>
              <table:table-cell office:value-type="string">
                <text:p>1000 ms</text:p>
              </table:table-cell>
              <table:table-cell office:value-type="string">
                <text:p>500 ms</text:p>
              </table:table-cell>
            </table:table-row>
          </table:table-header-rows>
          <table:table-rows>
            <table:table-row>
              <table:table-cell office:value-type="string">
                <text:p text:id="'avec Phase Lock'.B63:'avec Phase Lock'.B63">ContikiMAC (avec "phase lock")</text:p>
              </table:table-cell>
              <table:table-cell office:value-type="float" office:value="0.0338">
                <text:p text:id="'avec Phase Lock'.C63:'avec Phase Lock'.E63">0.0338</text:p>
              </table:table-cell>
              <table:table-cell office:value-type="float" office:value="0.0387">
                <text:p>0.0387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 text:id="'avec Phase Lock'.B64:'avec Phase Lock'.B64">S-CoSenS (standard)</text:p>
              </table:table-cell>
              <table:table-cell office:value-type="float" office:value="0.0902">
                <text:p text:id="'avec Phase Lock'.C64:'avec Phase Lock'.E64">0.0902</text:p>
              </table:table-cell>
              <table:table-cell office:value-type="float" office:value="0.1145">
                <text:p>0.1145</text:p>
              </table:table-cell>
              <table:table-cell office:value-type="float" office:value="0.2737">
                <text:p>0.2737</text:p>
              </table:table-cell>
            </table:table-row>
            <table:table-row>
              <table:table-cell office:value-type="string">
                <text:p text:id="'avec Phase Lock'.B65:'avec Phase Lock'.B65">S-CoSenS (avec "phase lock")</text:p>
              </table:table-cell>
              <table:table-cell office:value-type="float" office:value="0.0461">
                <text:p text:id="'avec Phase Lock'.C65:'avec Phase Lock'.E65">0.0461</text:p>
              </table:table-cell>
              <table:table-cell office:value-type="float" office:value="0.0582">
                <text:p>0.0582</text:p>
              </table:table-cell>
              <table:table-cell office:value-type="float" office:value="0.1726">
                <text:p>0.17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